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  <table:table-cell office:value-type="string" calcext:value-type="string">
            <text:p>AF15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H_MII_CR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H_MII_RX_CLK/ETH_RMII__REF_CLK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TH_MD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 </text:p>
          </table:table-cell>
          <table:table-cell office:value-type="string" calcext:value-type="string">
            <text:p>ETH _MII_CO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I2S3_WS </text:p>
          </table:table-cell>
          <table:table-cell office:value-type="string" calcext:value-type="string">
            <text:p>USART2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DCMI_HSYN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_ETR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CK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CMI_PIXCLK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_MII _RX_DV/ETH_RMII_CRS_DV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JTMS-SWDIO 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JTCK-SWCLK 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TIM2_ETR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I2S3_WS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TG_HS_ULPI_D1 </text:p>
          </table:table-cell>
          <table:table-cell office:value-type="string" calcext:value-type="string">
            <text:p>ETH _MII_RXD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TG_HS_ULPI_D2 </text:p>
          </table:table-cell>
          <table:table-cell office:value-type="string" calcext:value-type="string">
            <text:p>ETH _MII_RXD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JTDO/ TRACES WO 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SPI3_SCK/I2S3_CK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I2S3ext_S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 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/I2S3_SD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 </text:p>
          </table:table-cell>
          <table:table-cell office:value-type="string" calcext:value-type="string">
            <text:p>ETH _PPS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2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NL</text:p>
          </table:table-cell>
          <table:table-cell office:value-type="string" calcext:value-type="string">
            <text:p>DCMI_VSYN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/I2S2_WS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/I2S2_CK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 </text:p>
          </table:table-cell>
          <table:table-cell office:value-type="string" calcext:value-type="string">
            <text:p>ETH_ MII_RX_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 </text:p>
          </table:table-cell>
          <table:table-cell office:value-type="string" calcext:value-type="string">
            <text:p>ETH _MII_TX_EN /ETH_RMII_TX_EN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MBA </text:p>
          </table:table-cell>
          <table:table-cell office:value-type="string" calcext:value-type="string">
            <text:p>SPI2_NSS/I2S2_W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5 </text:p>
          </table:table-cell>
          <table:table-cell office:value-type="string" calcext:value-type="string">
            <text:p>ETH _MII_TXD0/ETH _RMII_TXD0 </text:p>
          </table:table-cell>
          <table:table-cell office:value-type="string" calcext:value-type="string">
            <text:p>OTG_HS_I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/I2S2_CK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OTG_HS_ULPI_D6 </text:p>
          </table:table-cell>
          <table:table-cell office:value-type="string" calcext:value-type="string">
            <text:p>ETH _MII_TXD1/ETH _RMII_TXD1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I2S2ext_SD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D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RTC_REFIN 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D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TG_HS_ULPI_STP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_MD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I2S2ext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IR </text:p>
          </table:table-cell>
          <table:table-cell office:value-type="string" calcext:value-type="string">
            <text:p>ETH _MII_TXD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OSI/I2S2_SD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NXT </text:p>
          </table:table-cell>
          <table:table-cell office:value-type="string" calcext:value-type="string">
            <text:p>ETH_MII_TX_CLK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_MII_RXD0/ETH_RMII_RXD0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 _MII_RXD1/ETH _RMII_RXD1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MC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SCK/I2S3_CK </text:p>
          </table:table-cell>
          <table:table-cell office:value-type="string" calcext:value-type="string">
            <text:p>USART3_TX/</text:p>
          </table:table-cell>
          <table:table-cell office:value-type="string" calcext:value-type="string">
            <text:p>UART4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2S3ext_SD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MOSI/I2S3_SD 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SMC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SMC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5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CL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NO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NW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NWA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NE1/FSMC_NCE2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D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D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D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A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3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A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SMC_A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SMC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SMC_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ETR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S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2</text:p>
          </table:table-cell>
          <table:table-cell office:value-type="string" calcext:value-type="string">
            <text:p>TRACECLK 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ETH _MII_TXD3</text:p>
          </table:table-cell>
          <table:table-cell office:value-type="string" calcext:value-type="string">
            <text:p>FSMC_A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3</text:p>
          </table:table-cell>
          <table:table-cell office:value-type="string" calcext:value-type="string">
            <text:p>TRACED0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FSMC_A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4</text:p>
          </table:table-cell>
          <table:table-cell office:value-type="string" calcext:value-type="string">
            <text:p>TRACED1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FS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TRACE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9_CH1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S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6</text:p>
          </table:table-cell>
          <table:table-cell office:value-type="string" calcext:value-type="string">
            <text:p>TRACE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9_CH2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S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SMC_D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SMC_D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SMC_D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SMC_D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SMC_D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SMC_D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SMC_D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SMC_D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SMC_D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SMC_A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SMC_A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 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SMC_A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0_CH1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SMC_NIOR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1_CH1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SMC_NRE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8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SMC_NIOWR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9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SMC_C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1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INT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11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1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1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1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F1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1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A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6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INT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SMC_INT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8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H _PPS_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SMC_NE2/FSMC_NCE3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1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SMC_NCE4_1/FSMC_NE3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11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 _MII_TX_EN/ETH _RMII_TX_EN </text:p>
          </table:table-cell>
          <table:table-cell office:value-type="string" calcext:value-type="string">
            <text:p>FSMC_NCE4_2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12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SMC_NE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13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H _MII_TXD0/ETH _RMII_TXD0 </text:p>
          </table:table-cell>
          <table:table-cell office:value-type="string" calcext:value-type="string">
            <text:p>FSMC_A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14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H _MII_TXD1/ETH _RMII_TXD1 </text:p>
          </table:table-cell>
          <table:table-cell office:value-type="string" calcext:value-type="string">
            <text:p>FSMC_A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G15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0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1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2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 _MII_CR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 _MII_CO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TG_HS_ULPI_NXT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 _MII_RXD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TH _MII_RXD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CMI_HSYN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MBA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2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3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H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2_NSS/I2S2_WS 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SCK/I2S2_CK 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I2S2ext_S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 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DCMI_VSYN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8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9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10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 _MII_RX_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I1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TG_HS_ULPI_DIR 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01:29:56.110106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00:30:46.855952790</meta:creation-date>
    <dc:date>2022-01-30T01:40:42.675716318</dc:date>
    <meta:editing-duration>PT15M16S</meta:editing-duration>
    <meta:editing-cycles>28</meta:editing-cycles>
    <meta:generator>LibreOffice/6.0.7.3$Linux_X86_64 LibreOffice_project/00m0$Build-3</meta:generator>
    <meta:document-statistic meta:table-count="1" meta:cell-count="2397" meta:object-count="0"/>
  </office:meta>
</office:document-meta>
</file>